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1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2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2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3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3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6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5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9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6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6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8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6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9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9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9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0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0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1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2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2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2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2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0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3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3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4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4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4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4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7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14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4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5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5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6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6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7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17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5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1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7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8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8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9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19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19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197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198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20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07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2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0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1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19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2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2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5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2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2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3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3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4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5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4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5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6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6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7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6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7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7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3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27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2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79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28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8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8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8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89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29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9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2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29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298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29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0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3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03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30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0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0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0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0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09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1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1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1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15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31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1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2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2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2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2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2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27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2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3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3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3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3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3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3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41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4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4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5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52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5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5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5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5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5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5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61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6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36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69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37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7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7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7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3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85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3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7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38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8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39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39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7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39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39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0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0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0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7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4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0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41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1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1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19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42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2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2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2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2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2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3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3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3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4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5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43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37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4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3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40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4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42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4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45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4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48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44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5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5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5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5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5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6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46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6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6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64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46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6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6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69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47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71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47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7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7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7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7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7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8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8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8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8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8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8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87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48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8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9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49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9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49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9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9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49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97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49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49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01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50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0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05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0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0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0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10" style:family="text">
      <style:text-properties fo:font-size="14.00pt" fo:font-weight="normal" fo:font-family="'JetBrains Mono'" style:font-family-asian="'JetBrains Mono'" style:font-family-complex="'JetBrains Mono'" fo:background-color="transparent" style:use-window-font-color="true"/>
    </style:style>
    <style:style style:name="T5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1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1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1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1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2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2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25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52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2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3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3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3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35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3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3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39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41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4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4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45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49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5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5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5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5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5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5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5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6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6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6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65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6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6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6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7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7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7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7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7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75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7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7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5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7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8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8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8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8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8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85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87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8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89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9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9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93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59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595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9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97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59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599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0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01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0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0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0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05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6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07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0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09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1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11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1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1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1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17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61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19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21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2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2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2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25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2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27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2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31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63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3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3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37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63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3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43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4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4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4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4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5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52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6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5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5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5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57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65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5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6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6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6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6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7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7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7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7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67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75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6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7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7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7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8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6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8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8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8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8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9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9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9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9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9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9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9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69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69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69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0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70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0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4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70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0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1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1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1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1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1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1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1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18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7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2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23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2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2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29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73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3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3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33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73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3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3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39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4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4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4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4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4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4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50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5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5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5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5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5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5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5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5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6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6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4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6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6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6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6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70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7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7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74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77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7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7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77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7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8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8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85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7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8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89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79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9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79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9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9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9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9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797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79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799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0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1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0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3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0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5" style:family="text">
      <style:text-properties fo:font-size="10.00pt" fo:font-weight="normal" fo:font-family="'JetBrains Mono'" style:font-family-asian="'JetBrains Mono'" style:font-family-complex="'JetBrains Mono'" fo:background-color="transparent" fo:color="#a9b7c6" fo:font-style="italic"/>
    </style:style>
    <style:style style:name="T80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0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09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1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1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1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1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1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15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81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1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1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1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2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21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2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23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82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2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26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82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2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29" style:family="text">
      <style:text-properties fo:font-size="10.00pt" fo:font-weight="normal" fo:font-family="'JetBrains Mono'" style:font-family-asian="'JetBrains Mono'" style:font-family-complex="'JetBrains Mono'" fo:background-color="transparent" fo:color="#808080"/>
    </style:style>
    <style:style style:name="T830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3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32" style:family="text">
      <style:text-properties fo:font-size="10.00pt" fo:font-weight="normal" fo:font-family="'JetBrains Mono'" style:font-family-asian="'JetBrains Mono'" style:font-family-complex="'JetBrains Mono'" fo:background-color="transparent" fo:color="#6897bb"/>
    </style:style>
    <style:style style:name="T83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3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35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36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3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38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3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4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4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4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845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4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48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84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5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51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52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53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5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55" style:family="text">
      <style:text-properties fo:font-size="10.00pt" fo:font-weight="normal" fo:font-family="'JetBrains Mono'" style:font-family-asian="'JetBrains Mono'" style:font-family-complex="'JetBrains Mono'" fo:background-color="transparent" fo:color="#bbb529"/>
    </style:style>
    <style:style style:name="T856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5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58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59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0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6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6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3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6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5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86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7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68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69" style:family="text">
      <style:text-properties fo:font-size="10.00pt" fo:font-weight="normal" fo:font-family="'JetBrains Mono'" style:font-family-asian="'JetBrains Mono'" style:font-family-complex="'JetBrains Mono'" fo:background-color="transparent" fo:color="#9876aa"/>
    </style:style>
    <style:style style:name="T87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71" style:family="text">
      <style:text-properties fo:font-size="10.00pt" fo:font-weight="normal" fo:font-family="'JetBrains Mono'" style:font-family-asian="'JetBrains Mono'" style:font-family-complex="'JetBrains Mono'" fo:background-color="transparent" fo:color="#6a8759"/>
    </style:style>
    <style:style style:name="T872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73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74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75" style:family="text">
      <style:text-properties fo:font-size="10.00pt" fo:font-weight="normal" fo:font-family="'JetBrains Mono'" style:font-family-asian="'JetBrains Mono'" style:font-family-complex="'JetBrains Mono'" fo:background-color="transparent" fo:color="#ffc66d"/>
    </style:style>
    <style:style style:name="T87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77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78" style:family="text">
      <style:text-properties fo:font-size="10.00pt" fo:font-weight="normal" fo:font-family="'JetBrains Mono'" style:font-family-asian="'JetBrains Mono'" style:font-family-complex="'JetBrains Mono'" fo:background-color="transparent" fo:color="#9876aa" fo:font-style="italic"/>
    </style:style>
    <style:style style:name="T879" style:family="text">
      <style:text-properties fo:font-size="10.00pt" fo:font-weight="normal" fo:font-family="'JetBrains Mono'" style:font-family-asian="'JetBrains Mono'" style:font-family-complex="'JetBrains Mono'" fo:background-color="transparent" fo:color="#cc7832"/>
    </style:style>
    <style:style style:name="T880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1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882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884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5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886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7" style:family="text">
      <style:text-properties fo:font-size="10.00pt" fo:font-weight="normal" fo:font-family="'JetBrains Mono'" style:font-family-asian="'JetBrains Mono'" style:font-family-complex="'JetBrains Mono'" fo:background-color="transparent" fo:color="#a9b7c6"/>
    </style:style>
    <style:style style:name="T888" style:family="text">
      <style:text-properties fo:font-size="10.00pt" fo:font-weight="normal" fo:font-family="Calibri" style:font-family-asian="Calibri" style:font-family-complex="Calibri" fo:background-color="transparent" fo:color="#a9b7c6"/>
    </style:style>
    <style:style style:name="T8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package<text:s/></text:span><text:span text:style-name="T2">com.thbs</text:span><text:span text:style-name="T3">;<text:line-break/><text:line-break/>public class<text:s/></text:span><text:span text:style-name="T4">Main {<text:line-break/><text:line-break/><text:s text:c="4"/></text:span><text:span text:style-name="T5">public<text:s/></text:span><text:span text:style-name="T6">Main</text:span><text:span text:style-name="T7">() {<text:line-break/><text:s text:c="4"/>}<text:line-break/><text:line-break/><text:s text:c="4"/></text:span><text:span text:style-name="T8">public static void<text:s/></text:span><text:span text:style-name="T9">main</text:span><text:span text:style-name="T10">(String[] args) {<text:line-break/><text:line-break/><text:s text:c="8"/>Address addrs =<text:s/></text:span><text:span text:style-name="T11">new<text:s/></text:span><text:span text:style-name="T12">Address(</text:span><text:span text:style-name="T13">17</text:span><text:span text:style-name="T14">,</text:span><text:span text:style-name="T15">"Ks layout"</text:span><text:span text:style-name="T16">,</text:span><text:span text:style-name="T17">"Bangalore"</text:span><text:span text:style-name="T18">,</text:span><text:span text:style-name="T19">"Karnataka"</text:span><text:span text:style-name="T20">,</text:span><text:span text:style-name="T21">560078</text:span><text:span text:style-name="T22">)</text:span><text:span text:style-name="T23">;<text:line-break/><text:s text:c="8"/></text:span><text:span text:style-name="T24">Person person =<text:s/></text:span><text:span text:style-name="T25">new<text:s/></text:span><text:span text:style-name="T26">Person(</text:span><text:span text:style-name="T27">100</text:span><text:span text:style-name="T28">,</text:span><text:span text:style-name="T29">"Kannappagoud"</text:span><text:span text:style-name="T30">,</text:span><text:span text:style-name="T31">addrs)</text:span><text:span text:style-name="T32">;<text:line-break/><text:s text:c="8"/></text:span><text:span text:style-name="T33">System.</text:span><text:span text:style-name="T34">out</text:span><text:span text:style-name="T35">.println(person)</text:span><text:span text:style-name="T36">;<text:line-break/><text:line-break/><text:s text:c="4"/></text:span><text:span text:style-name="T37">}<text:line-break/>}<text:line-break/></text:span></text:p>
      <text:p text:style-name="P1"><text:span text:style-name="T38">package<text:s/></text:span><text:span text:style-name="T39">com.thbs</text:span><text:span text:style-name="T40">;<text:line-break/><text:line-break/>public class<text:s/></text:span><text:span text:style-name="T41">Address {<text:line-break/><text:s text:c="4"/></text:span><text:span text:style-name="T42">private int<text:s/></text:span><text:span text:style-name="T43">doorNo</text:span><text:span text:style-name="T44">;<text:line-break/><text:s text:c="4"/>private<text:s/></text:span><text:span text:style-name="T45">String<text:s/></text:span><text:span text:style-name="T46">street</text:span><text:span text:style-name="T47">;<text:line-break/><text:s text:c="4"/>private<text:s/></text:span><text:span text:style-name="T48">String<text:s/></text:span><text:span text:style-name="T49">city</text:span><text:span text:style-name="T50">;<text:line-break/><text:s text:c="4"/>private<text:s/></text:span><text:span text:style-name="T51">String<text:s/></text:span><text:span text:style-name="T52">state</text:span><text:span text:style-name="T53">;<text:line-break/><text:s text:c="4"/>private int<text:s/></text:span><text:span text:style-name="T54">pincode</text:span><text:span text:style-name="T55">;<text:line-break/><text:line-break/><text:s text:c="4"/></text:span><text:span text:style-name="T56">@Override<text:line-break/><text:s text:c="4"/></text:span><text:span text:style-name="T57">public<text:s/></text:span><text:span text:style-name="T58">String<text:s/></text:span><text:span text:style-name="T59">toString</text:span><text:span text:style-name="T60">() {<text:line-break/><text:s text:c="8"/></text:span><text:span text:style-name="T61">return<text:s/></text:span><text:span text:style-name="T62">"Address{"<text:s/></text:span><text:span text:style-name="T63">+<text:line-break/><text:s text:c="16"/></text:span><text:span text:style-name="T64">"doorNo="<text:s/></text:span><text:span text:style-name="T65">+<text:s/></text:span><text:span text:style-name="T66">doorNo<text:s/></text:span><text:span text:style-name="T67">+<text:line-break/><text:s text:c="16"/></text:span><text:span text:style-name="T68">", street='"<text:s/></text:span><text:span text:style-name="T69">+<text:s/></text:span><text:span text:style-name="T70">street<text:s/></text:span><text:span text:style-name="T71">+<text:s/></text:span><text:span text:style-name="T72">'</text:span><text:span text:style-name="T73">\'</text:span><text:span text:style-name="T74">'<text:s/></text:span><text:span text:style-name="T75">+<text:line-break/><text:s text:c="16"/></text:span><text:span text:style-name="T76">", city='"<text:s/></text:span><text:span text:style-name="T77">+<text:s/></text:span><text:span text:style-name="T78">city<text:s/></text:span><text:span text:style-name="T79">+<text:s/></text:span><text:span text:style-name="T80">'</text:span><text:span text:style-name="T81">\'</text:span><text:span text:style-name="T82">'<text:s/></text:span><text:span text:style-name="T83">+<text:line-break/><text:s text:c="16"/></text:span><text:span text:style-name="T84">", state='"<text:s/></text:span><text:span text:style-name="T85">+<text:s/></text:span><text:span text:style-name="T86">state<text:s/></text:span><text:span text:style-name="T87">+<text:s/></text:span><text:span text:style-name="T88">'</text:span><text:span text:style-name="T89">\'</text:span><text:span text:style-name="T90">'<text:s/></text:span><text:span text:style-name="T91">+<text:line-break/><text:s text:c="16"/></text:span><text:span text:style-name="T92">", pincode="<text:s/></text:span><text:span text:style-name="T93">+<text:s/></text:span><text:span text:style-name="T94">pincode<text:s/></text:span><text:span text:style-name="T95">+<text:line-break/><text:s text:c="16"/></text:span><text:span text:style-name="T96">'}'</text:span><text:span text:style-name="T97">;<text:line-break/><text:s text:c="4"/></text:span><text:span text:style-name="T98">}<text:line-break/><text:line-break/><text:s text:c="4"/></text:span><text:span text:style-name="T99">public<text:s/></text:span><text:span text:style-name="T100">Address</text:span><text:span text:style-name="T101">(</text:span><text:span text:style-name="T102">int<text:s/></text:span><text:span text:style-name="T103">doorNo</text:span><text:span text:style-name="T104">,<text:s/></text:span><text:span text:style-name="T105">String street</text:span><text:span text:style-name="T106">,<text:s/></text:span><text:span text:style-name="T107">String city</text:span><text:span text:style-name="T108">,<text:s/></text:span><text:span text:style-name="T109">String state</text:span><text:span text:style-name="T110">, int<text:s/></text:span><text:span text:style-name="T111">pincode) {<text:line-break/><text:s text:c="8"/></text:span><text:span text:style-name="T112">this</text:span><text:span text:style-name="T113">.</text:span><text:span text:style-name="T114">doorNo<text:s/></text:span><text:span text:style-name="T115">= doorNo</text:span><text:span text:style-name="T116">;<text:line-break/><text:s text:c="8"/>this</text:span><text:span text:style-name="T117">.</text:span><text:span text:style-name="T118">street<text:s/></text:span><text:span text:style-name="T119">= street</text:span><text:span text:style-name="T120">;<text:line-break/><text:s text:c="8"/>this</text:span><text:span text:style-name="T121">.</text:span><text:span text:style-name="T122">city<text:s/></text:span><text:span text:style-name="T123">= city</text:span><text:span text:style-name="T124">;<text:line-break/><text:s text:c="8"/>this</text:span><text:span text:style-name="T125">.</text:span><text:span text:style-name="T126">state<text:s/></text:span><text:span text:style-name="T127">= state</text:span><text:span text:style-name="T128">;<text:line-break/><text:s text:c="8"/>this</text:span><text:span text:style-name="T129">.</text:span><text:span text:style-name="T130">pincode<text:s/></text:span><text:span text:style-name="T131">= pincode</text:span><text:span text:style-name="T132">;<text:line-break/><text:s text:c="4"/></text:span><text:span text:style-name="T133">}<text:line-break/>}<text:line-break/><text:line-break/></text:span><text:span text:style-name="T134">package<text:s/></text:span><text:span text:style-name="T135">com.thbs</text:span><text:span text:style-name="T136">;<text:line-break/><text:line-break/>public class<text:s/></text:span><text:span text:style-name="T137">Person {<text:line-break/><text:s text:c="4"/></text:span><text:span text:style-name="T138">private int<text:s/></text:span><text:span text:style-name="T139">personId</text:span><text:span text:style-name="T140">;<text:line-break/><text:s text:c="4"/>private<text:s/></text:span><text:span text:style-name="T141">String<text:s/></text:span><text:span text:style-name="T142">personName</text:span><text:span text:style-name="T143">;<text:line-break/><text:s text:c="4"/>private<text:s/></text:span><text:span text:style-name="T144">Address<text:s/></text:span><text:span text:style-name="T145">addrs</text:span><text:span text:style-name="T146">;<text:line-break/><text:line-break/><text:s text:c="4"/></text:span><text:span text:style-name="T147">@Override<text:line-break/><text:s text:c="4"/></text:span><text:span text:style-name="T148">public<text:s/></text:span><text:span text:style-name="T149">String<text:s/></text:span><text:span text:style-name="T150">toString</text:span><text:span text:style-name="T151">() {<text:line-break/><text:s text:c="8"/></text:span><text:span text:style-name="T152">return<text:s/></text:span><text:span text:style-name="T153">"Person{"<text:s/></text:span><text:span text:style-name="T154">+<text:line-break/><text:s text:c="16"/></text:span><text:span text:style-name="T155">"personId="<text:s/></text:span><text:span text:style-name="T156">+<text:s/></text:span><text:span text:style-name="T157">personId<text:s/></text:span><text:span text:style-name="T158">+<text:line-break/><text:s text:c="16"/></text:span><text:span text:style-name="T159">", personName='"<text:s/></text:span><text:span text:style-name="T160">+<text:s/></text:span><text:span text:style-name="T161">personName<text:s/></text:span><text:span text:style-name="T162">+<text:s/></text:span><text:span text:style-name="T163">'</text:span><text:span text:style-name="T164">\'</text:span><text:span text:style-name="T165">'<text:s/></text:span><text:span text:style-name="T166">+<text:line-break/><text:s text:c="16"/></text:span><text:span text:style-name="T167">", addrs="<text:s/></text:span><text:span text:style-name="T168">+<text:s/></text:span><text:span text:style-name="T169">addrs<text:s/></text:span><text:span text:style-name="T170">+<text:line-break/><text:s text:c="16"/></text:span><text:span text:style-name="T171">'}'</text:span><text:span text:style-name="T172">;<text:line-break/><text:s text:c="4"/></text:span><text:span text:style-name="T173">}<text:line-break/><text:line-break/><text:s text:c="4"/></text:span><text:span text:style-name="T174">public<text:s/></text:span><text:span text:style-name="T175">Person</text:span><text:span text:style-name="T176">(</text:span><text:span text:style-name="T177">int<text:s/></text:span><text:span text:style-name="T178">personId</text:span><text:span text:style-name="T179">,<text:s/></text:span><text:span text:style-name="T180">String personName</text:span><text:span text:style-name="T181">,<text:s/></text:span><text:span text:style-name="T182">Address addrs) {<text:line-break/><text:s text:c="8"/></text:span><text:span text:style-name="T183">this</text:span><text:span text:style-name="T184">.</text:span><text:span text:style-name="T185">personId<text:s/></text:span><text:span text:style-name="T186">= personId</text:span><text:span text:style-name="T187">;<text:line-break/><text:s text:c="8"/>this</text:span><text:span text:style-name="T188">.</text:span><text:span text:style-name="T189">personName<text:s/></text:span><text:span text:style-name="T190">= personName</text:span><text:span text:style-name="T191">;<text:line-break/><text:s text:c="8"/>this</text:span><text:span text:style-name="T192">.</text:span><text:span text:style-name="T193">addrs<text:s/></text:span><text:span text:style-name="T194">= addrs</text:span><text:span text:style-name="T195">;<text:line-break/><text:s text:c="4"/></text:span><text:span text:style-name="T196">}<text:line-break/>}<text:line-break/></text:span></text:p>
      <text:p text:style-name="P1"><text:span text:style-name="T197">---------------------------<text:s text:c="38"/>output--------------------------------------</text:span></text:p>
      <text:p text:style-name="P1"><text:span text:style-name="T197">Person{personId=100, personName='Kannappagoud', addrs=Address{doorNo=17, street='Ks layout', city='Bangalore', state='Karnataka', pincode=560078}}</text:span></text:p>
      <text:p text:style-name="P1"><text:span text:style-name="T197"/></text:p>
      <text:p text:style-name="P1"><text:span text:style-name="T197">Process finished with exit code 0</text:span></text:p>
      <text:p text:style-name="P1"><text:span text:style-name="T198">DICE GAME<text:s/></text:span><text:span text:style-name="T199"/></text:p>
      <text:p text:style-name="P1"><text:span text:style-name="T200">package<text:s/></text:span><text:span text:style-name="T201">com.thbs</text:span><text:span text:style-name="T202">;<text:line-break/><text:line-break/>import<text:s/></text:span><text:span text:style-name="T203">com.thbs.playerpack.java.Player</text:span><text:span text:style-name="T204">;<text:line-break/><text:line-break/>public class<text:s/></text:span><text:span text:style-name="T205">Main {<text:line-break/><text:line-break/><text:s text:c="4"/></text:span><text:span text:style-name="T206">public static void<text:s/></text:span><text:span text:style-name="T207">main</text:span><text:span text:style-name="T208">(String[] args) {<text:line-break/><text:line-break/><text:s text:c="8"/>Player p1 =<text:s/></text:span><text:span text:style-name="T209">new<text:s/></text:span><text:span text:style-name="T210">Player()</text:span><text:span text:style-name="T211">;<text:line-break/><text:s text:c="8"/>int<text:s/></text:span><text:span text:style-name="T212">p1Score = p1.play()</text:span><text:span text:style-name="T213">;<text:line-break/><text:s text:c="8"/>int<text:s text:c="2"/></text:span><text:span text:style-name="T214">p1d1Score = p1.getD1Score()</text:span><text:span text:style-name="T215">;<text:line-break/><text:s text:c="8"/>int<text:s text:c="3"/></text:span><text:span text:style-name="T216">p1d2Score = p1.getD2Score()</text:span><text:span text:style-name="T217">;<text:line-break/><text:s text:c="8"/></text:span><text:span text:style-name="T218">System.</text:span><text:span text:style-name="T219">out</text:span><text:span text:style-name="T220">.println(</text:span><text:span text:style-name="T221">"P1 scored :"</text:span><text:span text:style-name="T222">+p1Score)</text:span><text:span text:style-name="T223">;<text:line-break/><text:s text:c="8"/></text:span><text:span text:style-name="T224">System.</text:span><text:span text:style-name="T225">out</text:span><text:span text:style-name="T226">.println(</text:span><text:span text:style-name="T227">"P1 d1:"</text:span><text:span text:style-name="T228">+p1d1Score+</text:span><text:span text:style-name="T229">"<text:s text:c="4"/>"</text:span><text:span text:style-name="T230">+</text:span><text:span text:style-name="T231">"P1 d2: "</text:span><text:span text:style-name="T232">+p1d2Score)</text:span><text:span text:style-name="T233">;<text:line-break/><text:s text:c="8"/></text:span><text:span text:style-name="T234">Player p2 =<text:s/></text:span><text:span text:style-name="T235">new<text:s/></text:span><text:span text:style-name="T236">Player()</text:span><text:span text:style-name="T237">;<text:line-break/><text:s text:c="8"/>int<text:s/></text:span><text:span text:style-name="T238">p2Score = p2.play()</text:span><text:span text:style-name="T239">;<text:line-break/><text:s text:c="8"/>int<text:s text:c="2"/></text:span><text:span text:style-name="T240">p2d1Score = p2.getD1Score()</text:span><text:span text:style-name="T241">;<text:line-break/><text:s text:c="8"/>int<text:s text:c="3"/></text:span><text:span text:style-name="T242">p2d2Score = p2.getD2Score()</text:span><text:span text:style-name="T243">;<text:line-break/><text:s text:c="8"/></text:span><text:span text:style-name="T244">System.</text:span><text:span text:style-name="T245">out</text:span><text:span text:style-name="T246">.println(</text:span><text:span text:style-name="T247">"P2 scored :"</text:span><text:span text:style-name="T248">+p2Score)</text:span><text:span text:style-name="T249">;<text:line-break/><text:s text:c="8"/></text:span><text:span text:style-name="T250">System.</text:span><text:span text:style-name="T251">out</text:span><text:span text:style-name="T252">.println(</text:span><text:span text:style-name="T253">"P2 d1:"</text:span><text:span text:style-name="T254">+p2d1Score+</text:span><text:span text:style-name="T255">"<text:s text:c="4"/>"</text:span><text:span text:style-name="T256">+</text:span><text:span text:style-name="T257">"P2 d2: "</text:span><text:span text:style-name="T258">+p2d2Score)</text:span><text:span text:style-name="T259">;<text:line-break/><text:s text:c="8"/>if<text:s/></text:span><text:span text:style-name="T260">(p1Score&gt;p2Score)<text:line-break/><text:s text:c="12"/>System.</text:span><text:span text:style-name="T261">out</text:span><text:span text:style-name="T262">.println(</text:span><text:span text:style-name="T263">"P1 won the game!!!"</text:span><text:span text:style-name="T264">)</text:span><text:span text:style-name="T265">;<text:line-break/><text:s text:c="8"/>else<text:line-break/><text:s text:c="8"/>if<text:s/></text:span><text:span text:style-name="T266">(p1Score==p2Score)<text:line-break/><text:s text:c="12"/>System.</text:span><text:span text:style-name="T267">out</text:span><text:span text:style-name="T268">.println(</text:span><text:span text:style-name="T269">" Game Draw !!!! "</text:span><text:span text:style-name="T270">)</text:span><text:span text:style-name="T271">;<text:line-break/><text:s text:c="8"/>else<text:line-break/><text:s text:c="12"/></text:span><text:span text:style-name="T272">System.</text:span><text:span text:style-name="T273">out</text:span><text:span text:style-name="T274">.println((</text:span><text:span text:style-name="T275">"P2 won the game!!!!"</text:span><text:span text:style-name="T276">))</text:span><text:span text:style-name="T277">;<text:line-break/><text:s text:c="4"/></text:span><text:span text:style-name="T278">}<text:line-break/>}<text:line-break/><text:line-break/><text:line-break/><text:line-break/></text:span><text:span text:style-name="T279">DICE.JAVA</text:span></text:p>
      <text:p text:style-name="P1"><text:span text:style-name="T280">package<text:s/></text:span><text:span text:style-name="T281">playerpack</text:span><text:span text:style-name="T282">;<text:line-break/><text:line-break/>import<text:s/></text:span><text:span text:style-name="T283">java.util.Random</text:span><text:span text:style-name="T284">;<text:line-break/><text:line-break/>public class<text:s/></text:span><text:span text:style-name="T285">Dice {<text:line-break/><text:s text:c="4"/></text:span><text:span text:style-name="T286">private int<text:s/></text:span><text:span text:style-name="T287">fvalue</text:span><text:span text:style-name="T288">;<text:line-break/><text:s text:c="4"/>public int<text:s/></text:span><text:span text:style-name="T289">roll</text:span><text:span text:style-name="T290">()<text:line-break/><text:s text:c="4"/>{<text:line-break/><text:s text:c="8"/>Random rand =<text:s/></text:span><text:span text:style-name="T291">new<text:s/></text:span><text:span text:style-name="T292">Random()</text:span><text:span text:style-name="T293">;<text:line-break/><text:s text:c="8"/></text:span><text:span text:style-name="T294">fvalue</text:span><text:span text:style-name="T295">= ((</text:span><text:span text:style-name="T296">int</text:span><text:span text:style-name="T297">)rand.nextInt(<text:s/></text:span><text:span text:style-name="T298">5</text:span><text:span text:style-name="T299">)+</text:span><text:span text:style-name="T300">1</text:span><text:span text:style-name="T301">)</text:span><text:span text:style-name="T302">;</text:span><text:span text:style-name="T303">// start boundary from 1 go to till 6<text:line-break/><text:s text:c="49"/>//nextInt(5) 5--6<text:line-break/><text:s text:c="8"/></text:span><text:span text:style-name="T304">return<text:s text:c="2"/></text:span><text:span text:style-name="T305">fvalue</text:span><text:span text:style-name="T306">;<text:line-break/><text:line-break/><text:s text:c="4"/></text:span><text:span text:style-name="T307">}<text:line-break/><text:line-break/><text:s text:c="4"/></text:span><text:span text:style-name="T308">public int<text:s/></text:span><text:span text:style-name="T309">getFvalue</text:span><text:span text:style-name="T310">() {<text:line-break/><text:s text:c="8"/></text:span><text:span text:style-name="T311">return<text:s/></text:span><text:span text:style-name="T312">fvalue</text:span><text:span text:style-name="T313">;<text:line-break/><text:s text:c="4"/></text:span><text:span text:style-name="T314">}<text:line-break/>}<text:line-break/></text:span></text:p>
      <text:p text:style-name="P1"><text:span text:style-name="T315">PLAYER.JAVA</text:span></text:p>
      <text:p text:style-name="P1"><text:span text:style-name="T316">package<text:s/></text:span><text:span text:style-name="T317">com.thbs.playerpack.java</text:span><text:span text:style-name="T318">;<text:line-break/><text:line-break/>import<text:s/></text:span><text:span text:style-name="T319">playerpack.Dice</text:span><text:span text:style-name="T320">;<text:line-break/><text:line-break/>public class<text:s/></text:span><text:span text:style-name="T321">Player {<text:line-break/><text:s text:c="4"/>Dice<text:s/></text:span><text:span text:style-name="T322">d1</text:span><text:span text:style-name="T323">;<text:line-break/><text:s text:c="4"/></text:span><text:span text:style-name="T324">Dice<text:s/></text:span><text:span text:style-name="T325">d2</text:span><text:span text:style-name="T326">;<text:line-break/><text:line-break/><text:s text:c="4"/>public<text:s/></text:span><text:span text:style-name="T327">Player</text:span><text:span text:style-name="T328">() {<text:line-break/><text:s text:c="8"/></text:span><text:span text:style-name="T329">d1<text:s/></text:span><text:span text:style-name="T330">=<text:s/></text:span><text:span text:style-name="T331">new<text:s/></text:span><text:span text:style-name="T332">Dice()</text:span><text:span text:style-name="T333">;<text:line-break/><text:s text:c="8"/></text:span><text:span text:style-name="T334">d2<text:s/></text:span><text:span text:style-name="T335">=<text:s/></text:span><text:span text:style-name="T336">new<text:s/></text:span><text:span text:style-name="T337">Dice()</text:span><text:span text:style-name="T338">;<text:line-break/><text:s text:c="4"/></text:span><text:span text:style-name="T339">}<text:line-break/><text:line-break/><text:s text:c="4"/></text:span><text:span text:style-name="T340">public int<text:s/></text:span><text:span text:style-name="T341">play</text:span><text:span text:style-name="T342">() {<text:line-break/><text:s text:c="8"/></text:span><text:span text:style-name="T343">return<text:s/></text:span><text:span text:style-name="T344">(</text:span><text:span text:style-name="T345">d1</text:span><text:span text:style-name="T346">.roll() +<text:s/></text:span><text:span text:style-name="T347">d2</text:span><text:span text:style-name="T348">.roll())</text:span><text:span text:style-name="T349">;<text:line-break/><text:s text:c="4"/></text:span><text:span text:style-name="T350">}<text:line-break/><text:line-break/><text:s text:c="4"/></text:span><text:span text:style-name="T351">public int<text:s/></text:span><text:span text:style-name="T352">getD1Score</text:span><text:span text:style-name="T353">() {<text:line-break/><text:s text:c="8"/></text:span><text:span text:style-name="T354">return<text:s/></text:span><text:span text:style-name="T355">(</text:span><text:span text:style-name="T356">d1</text:span><text:span text:style-name="T357">.getFvalue())</text:span><text:span text:style-name="T358">;<text:line-break/><text:s text:c="4"/></text:span><text:span text:style-name="T359">}<text:line-break/><text:s text:c="4"/></text:span><text:span text:style-name="T360">public int<text:s/></text:span><text:span text:style-name="T361">getD2Score</text:span><text:span text:style-name="T362">(){<text:line-break/><text:s text:c="8"/></text:span><text:span text:style-name="T363">return<text:s/></text:span><text:span text:style-name="T364">(</text:span><text:span text:style-name="T365">d2</text:span><text:span text:style-name="T366">.getFvalue())</text:span><text:span text:style-name="T367">;<text:line-break/><text:s text:c="4"/></text:span><text:span text:style-name="T368">}<text:line-break/>}</text:span></text:p>
      <text:p text:style-name="P1"><text:span text:style-name="T369"><text:s/>OUTPUT</text:span></text:p>
      <text:p text:style-name="P1"><text:span text:style-name="T369">P1 scored :6</text:span></text:p>
      <text:p text:style-name="P1"><text:span text:style-name="T369">P1 d1:5<text:s text:c="4"/>P1 d2: 1</text:span></text:p>
      <text:p text:style-name="P1"><text:span text:style-name="T369">P2 scored :5</text:span></text:p>
      <text:p text:style-name="P1"><text:span text:style-name="T369">P2 d1:1<text:s text:c="4"/>P2 d2: 4</text:span></text:p>
      <text:p text:style-name="P1"><text:span text:style-name="T369">P1 won the game!!!</text:span></text:p>
      <text:p text:style-name="P1"><text:span text:style-name="T369">Process finished with exit code 0</text:span></text:p>
      <text:p text:style-name="P1"><text:span text:style-name="T369">P1 scored :2</text:span></text:p>
      <text:p text:style-name="P1"><text:span text:style-name="T369">P1 d1:1<text:s text:c="4"/>P1 d2: 1</text:span></text:p>
      <text:p text:style-name="P1"><text:span text:style-name="T369">P2 scored :7</text:span></text:p>
      <text:p text:style-name="P1"><text:span text:style-name="T369">P2 d1:2<text:s text:c="4"/>P2 d2: 5</text:span></text:p>
      <text:p text:style-name="P1"><text:span text:style-name="T369">P2 won the game!!!!</text:span></text:p>
      <text:p text:style-name="P1"><text:span text:style-name="T369">Process finished with exit code 0</text:span></text:p>
      <text:p text:style-name="P1"><text:span text:style-name="T369">----------------------------------------------------------------------------------------------------------------------------------------------------</text:span></text:p>
      <text:p text:style-name="P1"><text:span text:style-name="T370">function<text:s text:c="2"/>overloding </text:span></text:p>
      <text:p text:style-name="P1"><text:span text:style-name="T371">we can overload function or constructor by following condition</text:span></text:p>
      <text:p text:style-name="P1"><text:span text:style-name="T371">1. singanature of the function or constructor<text:s text:c="2"/>should be different</text:span></text:p>
      <text:p text:style-name="P1"><text:span text:style-name="T372"/></text:p>
      <text:p text:style-name="P2"><text:span text:style-name="T373">package<text:s/></text:span><text:span text:style-name="T374">com.thbs.canvas1</text:span><text:span text:style-name="T375">;<text:line-break/><text:line-break/>import<text:s/></text:span><text:span text:style-name="T376">com.thbs.circlepack1.Circle1</text:span><text:span text:style-name="T377">;<text:line-break/><text:line-break/>public class<text:s/></text:span><text:span text:style-name="T378">Main {<text:line-break/><text:line-break/><text:s text:c="4"/></text:span><text:span text:style-name="T379">public static void<text:s/></text:span><text:span text:style-name="T380">main</text:span><text:span text:style-name="T381">(String[] args) {<text:line-break/><text:line-break/><text:s text:c="8"/>Circle1 c1 =<text:s/></text:span><text:span text:style-name="T382">new<text:s/></text:span><text:span text:style-name="T383">Circle1()</text:span><text:span text:style-name="T384">;<text:s/></text:span><text:span text:style-name="T385">// invoking the fully paramitarized constructor.<text:line-break/><text:s text:c="8"/></text:span><text:span text:style-name="T386">System.</text:span><text:span text:style-name="T387">out</text:span><text:span text:style-name="T388">.println(c1)</text:span><text:span text:style-name="T389">;<text:line-break/><text:s text:c="8"/></text:span><text:span text:style-name="T390">Circle1 c2 =<text:s/></text:span><text:span text:style-name="T391">new<text:s/></text:span><text:span text:style-name="T392">Circle1(</text:span><text:span text:style-name="T393">4.5</text:span><text:span text:style-name="T394">)</text:span><text:span text:style-name="T395">;<text:line-break/><text:s text:c="8"/></text:span><text:span text:style-name="T396">System.</text:span><text:span text:style-name="T397">out</text:span><text:span text:style-name="T398">.println(c2)</text:span><text:span text:style-name="T399">;<text:line-break/><text:s text:c="8"/></text:span><text:span text:style-name="T400">Circle1 c3 =<text:s/></text:span><text:span text:style-name="T401">new<text:s/></text:span><text:span text:style-name="T402">Circle1(</text:span><text:span text:style-name="T403">"brown"</text:span><text:span text:style-name="T404">)</text:span><text:span text:style-name="T405">;<text:line-break/><text:s text:c="8"/></text:span><text:span text:style-name="T406">System.</text:span><text:span text:style-name="T407">out</text:span><text:span text:style-name="T408">.println(c3)</text:span><text:span text:style-name="T409">;<text:line-break/><text:s text:c="8"/></text:span><text:span text:style-name="T410">Circle1 c4 =<text:s/></text:span><text:span text:style-name="T411">new<text:s/></text:span><text:span text:style-name="T412">Circle1(</text:span><text:span text:style-name="T413">5.5</text:span><text:span text:style-name="T414">,</text:span><text:span text:style-name="T415">"Pink"</text:span><text:span text:style-name="T416">)</text:span><text:span text:style-name="T417">;<text:line-break/><text:s text:c="8"/></text:span><text:span text:style-name="T418">System.</text:span><text:span text:style-name="T419">out</text:span><text:span text:style-name="T420">.println(c4)</text:span><text:span text:style-name="T421">;<text:line-break/><text:s text:c="4"/></text:span><text:span text:style-name="T422">}<text:line-break/>}<text:line-break/><text:line-break/></text:span><text:span text:style-name="T423">package<text:s/></text:span><text:span text:style-name="T424">com.thbs.circlepack1</text:span><text:span text:style-name="T425">;<text:line-break/><text:line-break/>public class<text:s/></text:span><text:span text:style-name="T426">Circle1 {<text:line-break/><text:s text:c="4"/></text:span><text:span text:style-name="T427">private double<text:s/></text:span><text:span text:style-name="T428">radius</text:span><text:span text:style-name="T429">;<text:line-break/><text:s text:c="4"/>private<text:s/></text:span><text:span text:style-name="T430">String<text:s/></text:span><text:span text:style-name="T431">colour</text:span><text:span text:style-name="T432">;<text:line-break/><text:s text:c="4"/></text:span><text:span text:style-name="T433">//non paramatized constructor<text:line-break/><text:s text:c="4"/></text:span><text:span text:style-name="T434">public<text:s/></text:span><text:span text:style-name="T435">Circle1</text:span><text:span text:style-name="T436">() {<text:line-break/><text:s text:c="8"/></text:span><text:span text:style-name="T437">/*this.radius = 3.5;<text:line-break/><text:s text:c="8"/>this.colour = "blue";*/<text:line-break/><text:s text:c="8"/></text:span><text:span text:style-name="T438">this</text:span><text:span text:style-name="T439">(</text:span><text:span text:style-name="T440">3.5</text:span><text:span text:style-name="T441">,</text:span><text:span text:style-name="T442">"Blue"</text:span><text:span text:style-name="T443">)</text:span><text:span text:style-name="T444">;<text:s/></text:span><text:span text:style-name="T445">//invoking the fully paramitarized constructor.<text:line-break/><text:s text:c="4"/></text:span><text:span text:style-name="T446">}<text:line-break/><text:line-break/><text:s text:c="4"/></text:span><text:span text:style-name="T447">public<text:s/></text:span><text:span text:style-name="T448">Circle1</text:span><text:span text:style-name="T449">(</text:span><text:span text:style-name="T450">double<text:s/></text:span><text:span text:style-name="T451">radius) {<text:line-break/><text:s text:c="8"/></text:span><text:span text:style-name="T452">this</text:span><text:span text:style-name="T453">(radius</text:span><text:span text:style-name="T454">,</text:span><text:span text:style-name="T455">"Brown"</text:span><text:span text:style-name="T456">)</text:span><text:span text:style-name="T457">;<text:line-break/><text:s text:c="4"/></text:span><text:span text:style-name="T458">}<text:line-break/><text:line-break/><text:s text:c="4"/></text:span><text:span text:style-name="T459">public<text:s/></text:span><text:span text:style-name="T460">Circle1</text:span><text:span text:style-name="T461">(String colour) {<text:line-break/><text:s text:c="8"/></text:span><text:span text:style-name="T462">this</text:span><text:span text:style-name="T463">(</text:span><text:span text:style-name="T464">6.5</text:span><text:span text:style-name="T465">,</text:span><text:span text:style-name="T466">colour)</text:span><text:span text:style-name="T467">;<text:line-break/><text:s text:c="4"/></text:span><text:span text:style-name="T468">}<text:line-break/><text:line-break/><text:s text:c="4"/></text:span><text:span text:style-name="T469">//complete paramitzed constructor<text:line-break/><text:s text:c="4"/></text:span><text:span text:style-name="T470">public<text:s/></text:span><text:span text:style-name="T471">Circle1</text:span><text:span text:style-name="T472">(</text:span><text:span text:style-name="T473">double<text:s/></text:span><text:span text:style-name="T474">radius</text:span><text:span text:style-name="T475">,<text:s/></text:span><text:span text:style-name="T476">String colour) {<text:line-break/><text:s text:c="8"/></text:span><text:span text:style-name="T477">this</text:span><text:span text:style-name="T478">.</text:span><text:span text:style-name="T479">radius<text:s/></text:span><text:span text:style-name="T480">= radius</text:span><text:span text:style-name="T481">;<text:line-break/><text:s text:c="8"/>this</text:span><text:span text:style-name="T482">.</text:span><text:span text:style-name="T483">colour<text:s/></text:span><text:span text:style-name="T484">= colour</text:span><text:span text:style-name="T485">;<text:line-break/><text:s text:c="4"/></text:span><text:span text:style-name="T486">}<text:line-break/><text:line-break/><text:s text:c="4"/></text:span><text:span text:style-name="T487">@Override<text:line-break/><text:s text:c="4"/></text:span><text:span text:style-name="T488">public<text:s/></text:span><text:span text:style-name="T489">String<text:s/></text:span><text:span text:style-name="T490">toString</text:span><text:span text:style-name="T491">() {<text:line-break/><text:s text:c="8"/></text:span><text:span text:style-name="T492">return<text:s/></text:span><text:span text:style-name="T493">"Circle1{"<text:s/></text:span><text:span text:style-name="T494">+<text:line-break/><text:s text:c="16"/></text:span><text:span text:style-name="T495">"radius="<text:s/></text:span><text:span text:style-name="T496">+<text:s/></text:span><text:span text:style-name="T497">radius<text:s/></text:span><text:span text:style-name="T498">+<text:line-break/><text:s text:c="16"/></text:span><text:span text:style-name="T499">", colour='"<text:s/></text:span><text:span text:style-name="T500">+<text:s/></text:span><text:span text:style-name="T501">colour<text:s/></text:span><text:span text:style-name="T502">+<text:s/></text:span><text:span text:style-name="T503">'</text:span><text:span text:style-name="T504">\'</text:span><text:span text:style-name="T505">'<text:s/></text:span><text:span text:style-name="T506">+<text:line-break/><text:s text:c="16"/></text:span><text:span text:style-name="T507">'}'</text:span><text:span text:style-name="T508">;<text:line-break/><text:s text:c="4"/></text:span><text:span text:style-name="T509">}<text:line-break/><text:line-break/>}</text:span><text:span text:style-name="T510"><text:line-break/><text:line-break/></text:span></text:p>
      <text:p text:style-name="P2"><text:span text:style-name="T511"><text:s text:c="40"/>output</text:span></text:p>
      <text:p text:style-name="P2"><text:span text:style-name="T511">Circle1{radius=3.5, colour='Blue'}</text:span></text:p>
      <text:p text:style-name="P2"><text:span text:style-name="T511">Circle1{radius=4.5, colour='Brown'}</text:span></text:p>
      <text:p text:style-name="P2"><text:span text:style-name="T511">Circle1{radius=6.5, colour='brown'}</text:span></text:p>
      <text:p text:style-name="P2"><text:span text:style-name="T511">Circle1{radius=5.5, colour='Pink'}</text:span></text:p>
      <text:p text:style-name="P2"><text:span text:style-name="T511">Process finished with exit code 0</text:span></text:p>
      <text:p text:style-name="P2"><text:span text:style-name="T511">----------------------------------------------------------------------------------------------------</text:span></text:p>
      <text:p text:style-name="P2"><text:span text:style-name="T511">main.java</text:span></text:p>
      <text:p text:style-name="P2"><text:span text:style-name="T512">package<text:s/></text:span><text:span text:style-name="T513">com.thbs.mainpack</text:span><text:span text:style-name="T514">;<text:line-break/><text:line-break/>import<text:s/></text:span><text:span text:style-name="T515">com.sun.org.apache.xpath.internal.objects.XNumber</text:span><text:span text:style-name="T516">;<text:line-break/>import<text:s/></text:span><text:span text:style-name="T517">com.thbs.utility.Average</text:span><text:span text:style-name="T518">;<text:line-break/>import<text:s/></text:span><text:span text:style-name="T519">com.thbs.utility.Summation</text:span><text:span text:style-name="T520">;<text:line-break/>import<text:s/></text:span><text:span text:style-name="T521">com.thbs.utility.Tax</text:span><text:span text:style-name="T522">;<text:line-break/><text:line-break/>public class<text:s/></text:span><text:span text:style-name="T523">Main {<text:line-break/><text:line-break/><text:s text:c="4"/></text:span><text:span text:style-name="T524">public static void<text:s/></text:span><text:span text:style-name="T525">main</text:span><text:span text:style-name="T526">(String[] args) {<text:line-break/><text:s text:c="8"/>Summation sob =<text:s/></text:span><text:span text:style-name="T527">new<text:s/></text:span><text:span text:style-name="T528">Summation()</text:span><text:span text:style-name="T529">;<text:line-break/><text:line-break/><text:s text:c="8"/></text:span><text:span text:style-name="T530">System.</text:span><text:span text:style-name="T531">out</text:span><text:span text:style-name="T532">.println(sob.add(</text:span><text:span text:style-name="T533">10</text:span><text:span text:style-name="T534">,</text:span><text:span text:style-name="T535">10</text:span><text:span text:style-name="T536">))</text:span><text:span text:style-name="T537">;<text:line-break/><text:s text:c="8"/></text:span><text:span text:style-name="T538">System.</text:span><text:span text:style-name="T539">out</text:span><text:span text:style-name="T540">.println(sob.add(</text:span><text:span text:style-name="T541">10</text:span><text:span text:style-name="T542">,</text:span><text:span text:style-name="T543">15.5F</text:span><text:span text:style-name="T544">,</text:span><text:span text:style-name="T545">12.0</text:span><text:span text:style-name="T546">))</text:span><text:span text:style-name="T547">;<text:line-break/><text:s text:c="8"/></text:span><text:span text:style-name="T548">System.</text:span><text:span text:style-name="T549">out</text:span><text:span text:style-name="T550">.println(sob.add(</text:span><text:span text:style-name="T551">"good"</text:span><text:span text:style-name="T552">,</text:span><text:span text:style-name="T553">"afternoon"</text:span><text:span text:style-name="T554">))</text:span><text:span text:style-name="T555">;<text:line-break/><text:line-break/><text:s text:c="8"/></text:span><text:span text:style-name="T556">Tax tob =<text:s/></text:span><text:span text:style-name="T557">new<text:s/></text:span><text:span text:style-name="T558">Tax()</text:span><text:span text:style-name="T559">;<text:line-break/><text:s text:c="8"/></text:span><text:span text:style-name="T560">System.</text:span><text:span text:style-name="T561">out</text:span><text:span text:style-name="T562">.println(</text:span><text:span text:style-name="T563">"Tax is calcualted for consulatant:"</text:span><text:span text:style-name="T564">+tob.calc_tax(</text:span><text:span text:style-name="T565">2000</text:span><text:span text:style-name="T566">,</text:span><text:span text:style-name="T567">'c'</text:span><text:span text:style-name="T568">))</text:span><text:span text:style-name="T569">;<text:line-break/><text:s text:c="8"/></text:span><text:span text:style-name="T570">System.</text:span><text:span text:style-name="T571">out</text:span><text:span text:style-name="T572">.println(</text:span><text:span text:style-name="T573">"Tax is calcualted for consulatant:"</text:span><text:span text:style-name="T574">+tob.calc_tax(</text:span><text:span text:style-name="T575">2000</text:span><text:span text:style-name="T576">,</text:span><text:span text:style-name="T577">'c'</text:span><text:span text:style-name="T578">))</text:span><text:span text:style-name="T579">;<text:line-break/><text:line-break/><text:s text:c="8"/></text:span><text:span text:style-name="T580">Average avgob =<text:s/></text:span><text:span text:style-name="T581">new<text:s/></text:span><text:span text:style-name="T582">Average()</text:span><text:span text:style-name="T583">;<text:line-break/><text:s text:c="8"/></text:span><text:span text:style-name="T584">System.</text:span><text:span text:style-name="T585">out</text:span><text:span text:style-name="T586">.println(avgob.calc_avg(</text:span><text:span text:style-name="T587">10.0</text:span><text:span text:style-name="T588">,</text:span><text:span text:style-name="T589">10</text:span><text:span text:style-name="T590">))</text:span><text:span text:style-name="T591">;<text:line-break/><text:s text:c="8"/></text:span><text:span text:style-name="T592">System.</text:span><text:span text:style-name="T593">out</text:span><text:span text:style-name="T594">.println(avgob.calc_avg(</text:span><text:span text:style-name="T595">10.0</text:span><text:span text:style-name="T596">,</text:span><text:span text:style-name="T597">15</text:span><text:span text:style-name="T598">,</text:span><text:span text:style-name="T599">20</text:span><text:span text:style-name="T600">,</text:span><text:span text:style-name="T601">25</text:span><text:span text:style-name="T602">))</text:span><text:span text:style-name="T603">;<text:line-break/><text:s text:c="8"/></text:span><text:span text:style-name="T604">System.</text:span><text:span text:style-name="T605">out</text:span><text:span text:style-name="T606">.println(avgob.calc_avg(</text:span><text:span text:style-name="T607">15.5</text:span><text:span text:style-name="T608">,</text:span><text:span text:style-name="T609">10</text:span><text:span text:style-name="T610">,</text:span><text:span text:style-name="T611">20</text:span><text:span text:style-name="T612">,</text:span><text:span text:style-name="T613">30</text:span><text:span text:style-name="T614">))</text:span><text:span text:style-name="T615">;<text:line-break/><text:s text:c="8"/></text:span><text:span text:style-name="T616">System.</text:span><text:span text:style-name="T617">out</text:span><text:span text:style-name="T618">.println(avgob.calc_avg(</text:span><text:span text:style-name="T619">10</text:span><text:span text:style-name="T620">,</text:span><text:span text:style-name="T621">1552l</text:span><text:span text:style-name="T622">,</text:span><text:span text:style-name="T623">15.5</text:span><text:span text:style-name="T624">,</text:span><text:span text:style-name="T625">20.5</text:span><text:span text:style-name="T626">,</text:span><text:span text:style-name="T627">20.5</text:span><text:span text:style-name="T628">))</text:span><text:span text:style-name="T629">;<text:line-break/><text:s text:c="4"/></text:span><text:span text:style-name="T630">}<text:line-break/>}</text:span><text:span text:style-name="T631"><text:s/></text:span></text:p>
      <text:p text:style-name="P2"><text:span text:style-name="T631">average.java</text:span></text:p>
      <text:p text:style-name="P2"><text:span text:style-name="T632">package<text:s/></text:span><text:span text:style-name="T633">com.thbs.utility</text:span><text:span text:style-name="T634">;<text:line-break/><text:line-break/>public class<text:s/></text:span><text:span text:style-name="T635">Average {<text:line-break/><text:s text:c="4"/></text:span><text:span text:style-name="T636">public double<text:s/></text:span><text:span text:style-name="T637">cal_avg</text:span><text:span text:style-name="T638">(</text:span><text:span text:style-name="T639">int<text:s/></text:span><text:span text:style-name="T640">...numbers){<text:line-break/><text:s text:c="8"/></text:span><text:span text:style-name="T641">int<text:s/></text:span><text:span text:style-name="T642">sum=</text:span><text:span text:style-name="T643">0</text:span><text:span text:style-name="T644">;<text:line-break/><text:s text:c="8"/>for<text:s/></text:span><text:span text:style-name="T645">(</text:span><text:span text:style-name="T646">int<text:s/></text:span><text:span text:style-name="T647">n:numbers)<text:line-break/><text:s text:c="8"/>{<text:line-break/><text:s text:c="12"/>sum+=n</text:span><text:span text:style-name="T648">;<text:line-break/><text:s text:c="8"/></text:span><text:span text:style-name="T649">}<text:line-break/><text:s text:c="8"/></text:span><text:span text:style-name="T650">return</text:span><text:span text:style-name="T651">(sum/numbers.</text:span><text:span text:style-name="T652">length</text:span><text:span text:style-name="T653">)</text:span><text:span text:style-name="T654">;<text:line-break/><text:s text:c="4"/></text:span><text:span text:style-name="T655">}<text:line-break/><text:line-break/><text:s text:c="4"/></text:span><text:span text:style-name="T656">public double<text:s/></text:span><text:span text:style-name="T657">calc_avg</text:span><text:span text:style-name="T658">(</text:span><text:span text:style-name="T659">double<text:s/></text:span><text:span text:style-name="T660">d</text:span><text:span text:style-name="T661">, int<text:s/></text:span><text:span text:style-name="T662">...numbers)<text:line-break/><text:s text:c="4"/>{<text:line-break/><text:s text:c="8"/></text:span><text:span text:style-name="T663">double<text:s/></text:span><text:span text:style-name="T664">sum=d</text:span><text:span text:style-name="T665">;<text:line-break/><text:s text:c="8"/>for<text:s/></text:span><text:span text:style-name="T666">(</text:span><text:span text:style-name="T667">int<text:s/></text:span><text:span text:style-name="T668">n:numbers)<text:line-break/><text:s text:c="8"/>{<text:line-break/><text:s text:c="12"/>sum+=n</text:span><text:span text:style-name="T669">;<text:line-break/><text:s text:c="8"/></text:span><text:span text:style-name="T670">}<text:line-break/><text:s text:c="8"/></text:span><text:span text:style-name="T671">return</text:span><text:span text:style-name="T672">(sum/(numbers.</text:span><text:span text:style-name="T673">length</text:span><text:span text:style-name="T674">+</text:span><text:span text:style-name="T675">1</text:span><text:span text:style-name="T676">))</text:span><text:span text:style-name="T677">;<text:line-break/><text:s text:c="4"/></text:span><text:span text:style-name="T678">}<text:line-break/><text:line-break/><text:s text:c="4"/></text:span><text:span text:style-name="T679">public double<text:s/></text:span><text:span text:style-name="T680">calc_avg</text:span><text:span text:style-name="T681">(</text:span><text:span text:style-name="T682">int<text:s/></text:span><text:span text:style-name="T683">d</text:span><text:span text:style-name="T684">, long<text:s/></text:span><text:span text:style-name="T685">l</text:span><text:span text:style-name="T686">,double<text:s/></text:span><text:span text:style-name="T687">...numbers)<text:line-break/><text:s text:c="4"/>{<text:line-break/><text:s text:c="8"/></text:span><text:span text:style-name="T688">double<text:s/></text:span><text:span text:style-name="T689">sum = d+l</text:span><text:span text:style-name="T690">;<text:line-break/><text:s text:c="8"/>for<text:s/></text:span><text:span text:style-name="T691">(</text:span><text:span text:style-name="T692">double<text:s/></text:span><text:span text:style-name="T693">x:numbers)<text:line-break/><text:s text:c="8"/>{<text:line-break/><text:s text:c="12"/>sum+=x</text:span><text:span text:style-name="T694">;<text:line-break/><text:s text:c="8"/></text:span><text:span text:style-name="T695">}<text:line-break/><text:s text:c="8"/></text:span><text:span text:style-name="T696">return<text:s/></text:span><text:span text:style-name="T697">(sum/(numbers.</text:span><text:span text:style-name="T698">length</text:span><text:span text:style-name="T699">+</text:span><text:span text:style-name="T700">2</text:span><text:span text:style-name="T701">))</text:span><text:span text:style-name="T702">;<text:line-break/><text:s text:c="4"/></text:span><text:span text:style-name="T703">}<text:line-break/><text:line-break/>}<text:line-break/><text:line-break/><text:line-break/><text:line-break/></text:span><text:span text:style-name="T704">Tax.java</text:span></text:p>
      <text:p text:style-name="P2"><text:span text:style-name="T705">package<text:s/></text:span><text:span text:style-name="T706">com.thbs.utility</text:span><text:span text:style-name="T707">;<text:line-break/><text:line-break/>public class<text:s/></text:span><text:span text:style-name="T708">Tax {<text:line-break/><text:s text:c="4"/></text:span><text:span text:style-name="T709">public double<text:s/></text:span><text:span text:style-name="T710">calc_tax</text:span><text:span text:style-name="T711">(</text:span><text:span text:style-name="T712">long<text:s/></text:span><text:span text:style-name="T713">amt</text:span><text:span text:style-name="T714">, char<text:s/></text:span><text:span text:style-name="T715">status)<text:line-break/><text:s text:c="4"/>{<text:line-break/><text:s text:c="8"/></text:span><text:span text:style-name="T716">return<text:s/></text:span><text:span text:style-name="T717">(amt*</text:span><text:span text:style-name="T718">0.1</text:span><text:span text:style-name="T719">)</text:span><text:span text:style-name="T720">;<text:line-break/><text:s text:c="4"/></text:span><text:span text:style-name="T721">}<text:line-break/><text:line-break/><text:s text:c="4"/></text:span><text:span text:style-name="T722">public double<text:s/></text:span><text:span text:style-name="T723">calc_tax</text:span><text:span text:style-name="T724">(</text:span><text:span text:style-name="T725">long<text:s/></text:span><text:span text:style-name="T726">amt)<text:line-break/><text:s text:c="4"/>{<text:line-break/><text:s text:c="8"/></text:span><text:span text:style-name="T727">return</text:span><text:span text:style-name="T728">(amt*</text:span><text:span text:style-name="T729">0.25</text:span><text:span text:style-name="T730">)</text:span><text:span text:style-name="T731">;<text:line-break/><text:s text:c="4"/></text:span><text:span text:style-name="T732">}<text:line-break/>}<text:line-break/><text:line-break/></text:span></text:p>
      <text:p text:style-name="P2"><text:span text:style-name="T733">Summation.java</text:span></text:p>
      <text:p text:style-name="P2"><text:span text:style-name="T734">package<text:s/></text:span><text:span text:style-name="T735">com.thbs.utility</text:span><text:span text:style-name="T736">;<text:line-break/><text:line-break/>public class<text:s/></text:span><text:span text:style-name="T737">Summation {<text:line-break/><text:s text:c="4"/></text:span><text:span text:style-name="T738">public int<text:s/></text:span><text:span text:style-name="T739">add</text:span><text:span text:style-name="T740">(</text:span><text:span text:style-name="T741">int<text:s/></text:span><text:span text:style-name="T742">x<text:s/></text:span><text:span text:style-name="T743">, int<text:s/></text:span><text:span text:style-name="T744">y){<text:line-break/><text:s text:c="8"/></text:span><text:span text:style-name="T745">return<text:s/></text:span><text:span text:style-name="T746">x+y</text:span><text:span text:style-name="T747">;<text:line-break/><text:s text:c="4"/></text:span><text:span text:style-name="T748">}<text:line-break/><text:s text:c="4"/></text:span><text:span text:style-name="T749">public double<text:s/></text:span><text:span text:style-name="T750">add<text:s/></text:span><text:span text:style-name="T751">(</text:span><text:span text:style-name="T752">int<text:s/></text:span><text:span text:style-name="T753">x</text:span><text:span text:style-name="T754">, float<text:s/></text:span><text:span text:style-name="T755">y<text:s/></text:span><text:span text:style-name="T756">, double<text:s/></text:span><text:span text:style-name="T757">z){<text:line-break/><text:s text:c="8"/></text:span><text:span text:style-name="T758">return<text:s/></text:span><text:span text:style-name="T759">(x+y+z)</text:span><text:span text:style-name="T760">;<text:line-break/><text:s text:c="4"/></text:span><text:span text:style-name="T761">}<text:line-break/><text:s text:c="4"/></text:span><text:span text:style-name="T762">public<text:s/></text:span><text:span text:style-name="T763">String<text:s/></text:span><text:span text:style-name="T764">add</text:span><text:span text:style-name="T765">(String str1</text:span><text:span text:style-name="T766">,</text:span><text:span text:style-name="T767">String str2){<text:line-break/><text:s text:c="8"/></text:span><text:span text:style-name="T768">return</text:span><text:span text:style-name="T769">(str1+</text:span><text:span text:style-name="T770">" "</text:span><text:span text:style-name="T771">+str2)</text:span><text:span text:style-name="T772">;<text:line-break/><text:s text:c="4"/></text:span><text:span text:style-name="T773">}<text:line-break/>}<text:line-break/></text:span></text:p>
      <text:p text:style-name="P2"><text:span text:style-name="T774"><text:s text:c="2"/>output</text:span></text:p>
      <text:p text:style-name="P2"><text:span text:style-name="T774">20</text:span></text:p>
      <text:p text:style-name="P2"><text:span text:style-name="T774">37.5</text:span></text:p>
      <text:p text:style-name="P2"><text:span text:style-name="T774">good afternoon</text:span></text:p>
      <text:p text:style-name="P2"><text:span text:style-name="T774">Tax is calcualted for consulatant:200.0</text:span></text:p>
      <text:p text:style-name="P2"><text:span text:style-name="T774">Tax is calcualted for consulatant:200.0</text:span></text:p>
      <text:p text:style-name="P2"><text:span text:style-name="T774">10.0</text:span></text:p>
      <text:p text:style-name="P2"><text:span text:style-name="T774">17.5</text:span></text:p>
      <text:p text:style-name="P2"><text:span text:style-name="T774">18.875</text:span></text:p>
      <text:p text:style-name="P2"><text:span text:style-name="T774">323.7</text:span></text:p>
      <text:p text:style-name="P2"><text:span text:style-name="T774">Process finished with exit code 0</text:span></text:p>
      <text:p text:style-name="P2"><text:span text:style-name="T774">-----------------------------------------------------------------------------------------------------------------------------------------------------</text:span></text:p>
      <text:p text:style-name="P2"><text:span text:style-name="T775">static variables </text:span></text:p>
      <text:p text:style-name="P2"><text:span text:style-name="T776">1.A static variables are class variables while change there values</text:span></text:p>
      <text:p text:style-name="P2"><text:span text:style-name="T776">2. they can acced using class name </text:span></text:p>
      <text:p text:style-name="P2"><text:span text:style-name="T776">3.we need not create a instances / object to access the static varibales </text:span></text:p>
      <text:p text:style-name="P2"><text:span text:style-name="T776">4. only the copy static variables are mantained within the class.</text:span></text:p>
      <text:p text:style-name="P2"><text:span text:style-name="T776">Static method / class method </text:span></text:p>
      <text:p text:style-name="P2"><text:span text:style-name="T776">1. they can acceed using class name </text:span></text:p>
      <text:p text:style-name="P2"><text:span text:style-name="T776">2. we need not create instance or object to acess the static method. </text:span></text:p>
      <text:p text:style-name="P2"><text:span text:style-name="T777"/></text:p>
      <text:p text:style-name="P2"><text:span text:style-name="T778">package<text:s/></text:span><text:span text:style-name="T779">com.thbs.mainpack</text:span><text:span text:style-name="T780">;<text:line-break/><text:line-break/>import<text:s/></text:span><text:span text:style-name="T781">com.thbs.spack.Person</text:span><text:span text:style-name="T782">;<text:line-break/><text:line-break/>public class<text:s/></text:span><text:span text:style-name="T783">Main {<text:line-break/><text:line-break/><text:s text:c="4"/></text:span><text:span text:style-name="T784">public static void<text:s/></text:span><text:span text:style-name="T785">main</text:span><text:span text:style-name="T786">(String[] args) {<text:line-break/><text:line-break/><text:s text:c="8"/>Person p1 =<text:s/></text:span><text:span text:style-name="T787">new<text:s/></text:span><text:span text:style-name="T788">Person(</text:span><text:span text:style-name="T789">100</text:span><text:span text:style-name="T790">,<text:s/></text:span><text:span text:style-name="T791">"kannappagoud"</text:span><text:span text:style-name="T792">)</text:span><text:span text:style-name="T793">;<text:line-break/><text:s text:c="8"/></text:span><text:span text:style-name="T794">Person p2 =<text:s/></text:span><text:span text:style-name="T795">new<text:s/></text:span><text:span text:style-name="T796">Person(</text:span><text:span text:style-name="T797">200</text:span><text:span text:style-name="T798">,<text:s/></text:span><text:span text:style-name="T799">"sagar"</text:span><text:span text:style-name="T800">)</text:span><text:span text:style-name="T801">;<text:line-break/><text:s text:c="8"/></text:span><text:span text:style-name="T802">System.</text:span><text:span text:style-name="T803">out</text:span><text:span text:style-name="T804">.println(Person.</text:span><text:span text:style-name="T805">getCount</text:span><text:span text:style-name="T806">())</text:span><text:span text:style-name="T807">;<text:line-break/><text:s text:c="8"/></text:span><text:span text:style-name="T808">System.</text:span><text:span text:style-name="T809">out</text:span><text:span text:style-name="T810">.println(Person.</text:span><text:span text:style-name="T811">count</text:span><text:span text:style-name="T812">)</text:span><text:span text:style-name="T813">;<text:line-break/><text:line-break/><text:s text:c="4"/></text:span><text:span text:style-name="T814">}<text:line-break/>}</text:span></text:p>
      <text:p text:style-name="P2"><text:span text:style-name="T815">Person.java</text:span></text:p>
      <text:p text:style-name="P2"><text:span text:style-name="T816">package<text:s/></text:span><text:span text:style-name="T817">com.thbs.spack</text:span><text:span text:style-name="T818">;<text:line-break/><text:line-break/>public class<text:s/></text:span><text:span text:style-name="T819">Person {<text:line-break/><text:s text:c="4"/></text:span><text:span text:style-name="T820">public static int<text:s/></text:span><text:span text:style-name="T821">count</text:span><text:span text:style-name="T822">;<text:line-break/><text:s text:c="4"/>private int<text:s/></text:span><text:span text:style-name="T823">pId</text:span><text:span text:style-name="T824">;<text:line-break/><text:s text:c="4"/>private<text:s/></text:span><text:span text:style-name="T825">String<text:s/></text:span><text:span text:style-name="T826">PName</text:span><text:span text:style-name="T827">;<text:line-break/><text:line-break/><text:s text:c="4"/>static</text:span><text:span text:style-name="T828">{<text:s text:c="5"/></text:span><text:span text:style-name="T829">// block to initialize static variables<text:line-break/><text:line-break/><text:s text:c="7"/></text:span><text:span text:style-name="T830">count</text:span><text:span text:style-name="T831">=</text:span><text:span text:style-name="T832">0</text:span><text:span text:style-name="T833">;<text:line-break/><text:s text:c="4"/></text:span><text:span text:style-name="T834">}<text:line-break/><text:line-break/><text:s text:c="4"/></text:span><text:span text:style-name="T835">public<text:s/></text:span><text:span text:style-name="T836">Person</text:span><text:span text:style-name="T837">(</text:span><text:span text:style-name="T838">int<text:s/></text:span><text:span text:style-name="T839">pId</text:span><text:span text:style-name="T840">,<text:s/></text:span><text:span text:style-name="T841">String PName) {<text:line-break/><text:s text:c="8"/></text:span><text:span text:style-name="T842">this</text:span><text:span text:style-name="T843">.</text:span><text:span text:style-name="T844">pId<text:s/></text:span><text:span text:style-name="T845">= pId</text:span><text:span text:style-name="T846">;<text:line-break/><text:s text:c="8"/>this</text:span><text:span text:style-name="T847">.</text:span><text:span text:style-name="T848">PName<text:s/></text:span><text:span text:style-name="T849">= PName</text:span><text:span text:style-name="T850">;<text:line-break/><text:s text:c="8"/></text:span><text:span text:style-name="T851">++</text:span><text:span text:style-name="T852">count</text:span><text:span text:style-name="T853">;<text:line-break/><text:s text:c="4"/></text:span><text:span text:style-name="T854">}<text:line-break/><text:line-break/><text:s text:c="4"/></text:span><text:span text:style-name="T855">@Override<text:line-break/><text:s text:c="4"/></text:span><text:span text:style-name="T856">public<text:s/></text:span><text:span text:style-name="T857">String<text:s/></text:span><text:span text:style-name="T858">toString</text:span><text:span text:style-name="T859">() {<text:line-break/><text:s text:c="8"/></text:span><text:span text:style-name="T860">return<text:s/></text:span><text:span text:style-name="T861">"Person{"<text:s/></text:span><text:span text:style-name="T862">+<text:line-break/><text:s text:c="16"/></text:span><text:span text:style-name="T863">"pId="<text:s/></text:span><text:span text:style-name="T864">+<text:s/></text:span><text:span text:style-name="T865">pId<text:s/></text:span><text:span text:style-name="T866">+<text:line-break/><text:s text:c="16"/></text:span><text:span text:style-name="T867">", PName="<text:s/></text:span><text:span text:style-name="T868">+<text:s/></text:span><text:span text:style-name="T869">PName<text:s/></text:span><text:span text:style-name="T870">+<text:line-break/><text:s text:c="16"/></text:span><text:span text:style-name="T871">'}'</text:span><text:span text:style-name="T872">;<text:line-break/><text:s text:c="4"/></text:span><text:span text:style-name="T873">}<text:line-break/><text:line-break/><text:s text:c="4"/></text:span><text:span text:style-name="T874">public static int<text:s/></text:span><text:span text:style-name="T875">getCount</text:span><text:span text:style-name="T876">() {<text:line-break/><text:s text:c="8"/></text:span><text:span text:style-name="T877">return<text:s/></text:span><text:span text:style-name="T878">count</text:span><text:span text:style-name="T879">;<text:line-break/><text:s text:c="4"/></text:span><text:span text:style-name="T880">}<text:line-break/>}<text:line-break/></text:span></text:p>
      <text:p text:style-name="P2"><text:span text:style-name="T881"><text:s text:c="8"/>output</text:span></text:p>
      <text:p text:style-name="P2"><text:span text:style-name="T881">2</text:span></text:p>
      <text:p text:style-name="P2"><text:span text:style-name="T881">2</text:span></text:p>
      <text:p text:style-name="P2"><text:span text:style-name="T881">Process finished with exit code 0</text:span><text:span text:style-name="T882"><text:line-break/></text:span></text:p>
      <text:p text:style-name="P2"><text:span text:style-name="T882"/></text:p>
      <text:p text:style-name="P2"><text:span text:style-name="T882"/></text:p>
      <text:p text:style-name="P2"><text:span text:style-name="T882"><text:line-break/></text:span></text:p>
      <text:p text:style-name="P2"><text:span text:style-name="T883"/></text:p>
      <text:p text:style-name="P2"><text:span text:style-name="T884"><text:line-break/></text:span></text:p>
      <text:p text:style-name="P3"><text:span text:style-name="T885"/></text:p>
      <text:p text:style-name="P3"><text:span text:style-name="T886"><text:line-break/><text:line-break/><text:line-break/></text:span></text:p>
      <text:p text:style-name="P3"><text:span text:style-name="T887"/></text:p>
      <text:p text:style-name="P3"><text:span text:style-name="T888"><text:line-break/></text:span></text:p>
      <text:p text:style-name="P4"><text:span text:style-name="T88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